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officeooo:rsid="00054f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ackage.JSON</text:span> </text:p>
      <text:p text:style-name="Standard"/>
      <text:p text:style-name="Standard">Here is the GitHub Link for this assignment</text:p>
      <text:p text:style-name="Standard"/>
      <text:p text:style-name="Standard"><text:a xlink:type="simple" xlink:href="https://github.com/kishanpatel-simform/lms_practical/tree/master/package_json" text:style-name="Internet_20_link" text:visited-style-name="Visited_20_Internet_20_Link">https://github.com/kishanpatel-simform/lms_practical/tree/master/package_json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4T12:11:40.424736535</meta:creation-date>
    <dc:date>2022-04-14T12:12:25.495749996</dc:date>
    <meta:editing-duration>PT44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3" meta:word-count="10" meta:character-count="133" meta:non-whitespace-character-count="125"/>
  </office:meta>
</office:document-meta>
</file>